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13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 table:print="false"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18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33"/>
        </table:table-row>
        <table:table-row table:style-name="ro1">
          <table:table-cell office:value-type="string">
            <text:p>+</text:p>
          </table:table-cell>
          <table:table-cell office:value-type="float" office:value="1">
            <text:p>1</text:p>
          </table:table-cell>
          <table:table-cell table:style-name="ce1" office:value-type="float" office:value="198">
            <text:p>198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">
            <text:p>13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number-columns-repeated="16"/>
        </table:table-row>
        <table:table-row table:style-name="ro1">
          <table:table-cell office:value-type="string">
            <text:p>+</text:p>
          </table:table-cell>
          <table:table-cell office:value-type="float" office:value="2">
            <text:p>2</text:p>
          </table:table-cell>
          <table:table-cell table:style-name="ce1" office:value-type="float" office:value="192">
            <text:p>192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table:number-columns-repeated="17"/>
        </table:table-row>
        <table:table-row table:style-name="ro1"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table:style-name="ce1" office:value-type="float" office:value="189">
            <text:p>189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table:style-name="ce1"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table:number-columns-repeated="18"/>
        </table:table-row>
        <table:table-row table:style-name="ro1">
          <table:table-cell office:value-type="string">
            <text:p>+</text:p>
          </table:table-cell>
          <table:table-cell office:value-type="float" office:value="5">
            <text:p>5</text:p>
          </table:table-cell>
          <table:table-cell table:style-name="ce1" office:value-type="float" office:value="104">
            <text:p>104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177">
            <text:p>177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6"/>
        </table:table-row>
        <table:table-row table:style-name="ro1">
          <table:table-cell office:value-type="string">
            <text:p>+</text:p>
          </table:table-cell>
          <table:table-cell office:value-type="float" office:value="7">
            <text:p>7</text:p>
          </table:table-cell>
          <table:table-cell table:style-name="ce1" office:value-type="float" office:value="191">
            <text:p>191</text:p>
          </table:table-cell>
          <table:table-cell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&gt;&gt;&gt;&gt;</text:p>
          </table:table-cell>
          <table:table-cell office:value-type="float" office:value="106">
            <text:p>106</text:p>
          </table:table-cell>
          <table:table-cell office:value-type="float" office:value="14">
            <text:p>14</text:p>
          </table:table-cell>
          <table:table-cell office:value-type="string">
            <text:p>&gt;&gt;&gt;&gt;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">
            <text:p>13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1" office:value-type="float" office:value="194">
            <text:p>194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float" office:value="193">
            <text:p>193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"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,</text:p>
          </table:table-cell>
          <table:table-cell table:number-columns-repeated="33"/>
        </table:table-row>
        <table:table-row table:style-name="ro1" table:number-rows-repeated="14">
          <table:table-cell table:number-columns-repeated="36"/>
        </table:table-row>
        <table:table-row table:style-name="ro1">
          <table:table-cell office:value-type="string">
            <text:p>С завышенным фоном</text:p>
          </table:table-cell>
          <table:table-cell table:number-columns-repeated="3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3"/>
          <table:table-cell table:style-name="ce1"/>
          <table:table-cell table:style-name="ce1" office:value-type="float" office:value="183">
            <text:p>183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/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/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table:style-name="ce2"/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table:style-name="ce3"/>
          <table:table-cell table:style-name="ce1"/>
          <table:table-cell table:style-name="ce1" office:value-type="float" office:value="186">
            <text:p>186</text:p>
          </table:table-cell>
          <table:table-cell office:value-type="float" office:value="25">
            <text:p>25</text:p>
          </table:table-cell>
          <table:table-cell office:value-type="float" office:value="108">
            <text:p>108</text:p>
          </table:table-cell>
          <table:table-cell/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/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table:style-name="ce2"/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style-name="ce1" office:value-type="float" office:value="184">
            <text:p>184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98.5">
            <text:p>98,5</text:p>
          </table:table-cell>
          <table:table-cell/>
          <table:table-cell office:value-type="float" office:value="24">
            <text:p>24</text:p>
          </table:table-cell>
          <table:table-cell office:value-type="float" office:value="99.5">
            <text:p>99,5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style-name="ce1" office:value-type="float" office:value="185">
            <text:p>185</text:p>
          </table:table-cell>
          <table:table-cell office:value-type="float" office:value="25">
            <text:p>25</text:p>
          </table:table-cell>
          <table:table-cell office:value-type="float" office:value="122">
            <text:p>122</text:p>
          </table:table-cell>
          <table:table-cell/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35">
            <text:p>35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/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/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table:style-name="ce1"/>
          <table:table-cell table:style-name="ce1" office:value-type="float" office:value="176">
            <text:p>176</text:p>
          </table:table-cell>
          <table:table-cell office:value-type="float" office:value="27">
            <text:p>27</text:p>
          </table:table-cell>
          <table:table-cell office:value-type="float" office:value="107">
            <text:p>107</text:p>
          </table:table-cell>
          <table:table-cell/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/>
          <table:table-cell office:value-type="float" office:value="28">
            <text:p>28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/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/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table:style-name="ce2"/>
          <table:table-cell office:value-type="float" office:value="25">
            <text:p>25</text:p>
          </table:table-cell>
          <table:table-cell office:value-type="float" office:value="97.6">
            <text:p>97,6</text:p>
          </table:table-cell>
          <table:table-cell/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table:style-name="ce2"/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/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/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table:style-name="ce2"/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 table:style-name="ce3"/>
          <table:table-cell table:style-name="ce1"/>
          <table:table-cell table:style-name="ce4" table:number-columns-repeated="2"/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4">
            <text:p>174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style-name="ce2"/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style-name="ce3" table:number-columns-repeated="4"/>
          <table:table-cell table:style-name="ce1"/>
          <table:table-cell table:style-name="ce4" table:number-columns-repeated="2"/>
          <table:table-cell table:number-columns-repeated="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/>
          <table:table-cell office:value-type="float" office:value="26">
            <text:p>26</text:p>
          </table:table-cell>
          <table:table-cell office:value-type="float" office:value="102">
            <text:p>102</text:p>
          </table:table-cell>
          <table:table-cell/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table:style-name="ce2"/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table:style-name="ce3"/>
          <table:table-cell table:style-name="ce1"/>
          <table:table-cell table:number-columns-repeated="21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27--&gt;22</text:p>
          </table:table-cell>
          <table:table-cell/>
          <table:table-cell office:value-type="string">
            <text:p>Нормальный фон</text:p>
          </table:table-cell>
          <table:table-cell table:number-columns-repeated="3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2">
            <text:p>22</text:p>
          </table:table-cell>
          <table:table-cell table:number-columns-repeated="4" table:style-name="ce2" office:value-type="string">
            <text:p>&gt;&gt;&gt;&gt;</text:p>
          </table:table-cell>
          <table:table-cell table:style-name="ce1"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style-name="ce1" office:value-type="float" office:value="180">
            <text:p>180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office:value-type="float" office:value="99">
            <text:p>99</text:p>
          </table:table-cell>
          <table:table-cell table:style-name="ce1"/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style-name="ce1" office:value-type="float" office:value="186">
            <text:p>186</text:p>
          </table:table-cell>
          <table:table-cell office:value-type="float" office:value="101.7">
            <text:p>101,7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&gt;&gt;&gt;&gt;</text:p>
          </table:table-cell>
          <table:table-cell table:style-name="ce1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style-name="ce1" office:value-type="float" office:value="175">
            <text:p>175</text:p>
          </table:table-cell>
          <table:table-cell office:value-type="float" office:value="99.6">
            <text:p>99,6</text:p>
          </table:table-cell>
          <table:table-cell office:value-type="float" office:value="16">
            <text:p>16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30">
            <text:p>30</text:p>
          </table:table-cell>
          <table:table-cell office:value-type="string">
            <text:p>&gt;&gt;&gt;&gt;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4">
            <text:p>104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string">
            <text:p>&gt;&gt;&gt;&gt;</text:p>
          </table:table-cell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style-name="ce1" office:value-type="float" office:value="185">
            <text:p>185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19">
            <text:p>19</text:p>
          </table:table-cell>
          <table:table-cell table:style-name="ce1"/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style-name="ce1" office:value-type="float" office:value="176">
            <text:p>176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98">
            <text:p>98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/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19">
            <text:p>19</text:p>
          </table:table-cell>
          <table:table-cell table:style-name="ce1" office:value-type="float" office:value="181">
            <text:p>181</text:p>
          </table:table-cell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5">
            <text:p>25</text:p>
          </table:table-cell>
          <table:table-cell office:value-type="string">
            <text:p>&gt;&gt;&gt;&gt;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&gt;&gt;&gt;&gt;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table:style-name="ce1" office:value-type="float" office:value="182">
            <text:p>182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office:value-type="string">
            <text:p>&gt;&gt;&gt;&gt;</text:p>
          </table:table-cell>
          <table:table-cell office:value-type="float" office:value="97">
            <text:p>97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20">
            <text:p>20</text:p>
          </table:table-cell>
          <table:table-cell table:style-name="ce1"/>
          <table:table-cell office:value-type="float" office:value="98">
            <text:p>9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table:style-name="ce1" office:value-type="float" office:value="188">
            <text:p>188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22">
            <text:p>22</text:p>
          </table:table-cell>
          <table:table-cell office:value-type="string">
            <text:p>&gt;&gt;&gt;&gt;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&gt;&gt;&gt;&gt;</text:p>
          </table:table-cell>
          <table:table-cell office:value-type="float" office:value="103">
            <text:p>103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string">
            <text:p>&gt;&gt;&gt;&gt;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9">
            <text:p>19</text:p>
          </table:table-cell>
          <table:table-cell table:style-name="ce1"/>
          <table:table-cell office:value-type="float" office:value="98">
            <text:p>9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&gt;&gt;&gt;&gt;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9">
            <text:p>19</text:p>
          </table:table-cell>
          <table:table-cell/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style-name="ce1" office:value-type="float" office:value="179">
            <text:p>179</text:p>
          </table:table-cell>
          <table:table-cell office:value-type="float" office:value="100.9">
            <text:p>100,9</text:p>
          </table:table-cell>
          <table:table-cell office:value-type="float" office:value="17">
            <text:p>17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string">
            <text:p>&gt;&gt;&gt;&gt;</text:p>
          </table:table-cell>
          <table:table-cell office:value-type="float" office:value="102">
            <text:p>102</text:p>
          </table:table-cell>
          <table:table-cell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00">
            <text:p>10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">
            <text:p>19</text:p>
          </table:table-cell>
          <table:table-cell office:value-type="string">
            <text:p>&gt;&gt;&gt;&gt;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string">
            <text:p>&gt;&gt;&gt;&gt;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21">
            <text:p>21</text:p>
          </table:table-cell>
          <table:table-cell/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string">
            <text:p>&gt;&gt;&gt;&gt;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style-name="ce1" office:value-type="float" office:value="174">
            <text:p>174</text:p>
          </table:table-cell>
          <table:table-cell office:value-type="float" office:value="98.6">
            <text:p>98,6</text:p>
          </table:table-cell>
          <table:table-cell office:value-type="float" office:value="20">
            <text:p>20</text:p>
          </table:table-cell>
          <table:table-cell table:style-name="ce2" office:value-type="string">
            <text:p>&gt;&gt;&gt;&gt;</text:p>
          </table:table-cell>
          <table:table-cell table:number-columns-repeated="4"/>
        </table:table-row>
        <table:table-row table:style-name="ro1" table:number-rows-repeated="7">
          <table:table-cell table:number-columns-repeated="36"/>
        </table:table-row>
        <table:table-row table:style-name="ro1">
          <table:table-cell table:number-columns-repeated="35"/>
          <table:table-cell office:value-type="string">
            <text:p>v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7P0" style:volatile="true" number:language="ru" number:country="RU">
      <number:number number:decimal-places="0" number:min-integer-digits="1" number:grouping="true"/>
      <number:text>    </number:text>
    </number:number-style>
    <number:number-style style:name="N8127P1" style:volatile="true" number:language="ru" number:country="RU">
      <number:number number:decimal-places="0" number:min-integer-digits="1" number:grouping="true"/>
      <number:text>    </number:text>
    </number:number-style>
    <number:number-style style:name="N8127P2" style:volatile="true" number:language="ru" number:country="RU">
      <number:text>-    </number:text>
    </number:number-style>
    <number:text-style style:name="N8127" number:language="ru" number:country="RU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ru" number:country="RU">
      <number:number number:decimal-places="0" number:min-integer-digits="1" number:grouping="true"/>
      <number:text>р. </number:text>
    </number:number-style>
    <number:number-style style:name="N8130P1" style:volatile="true" number:language="ru" number:country="RU">
      <number:number number:decimal-places="0" number:min-integer-digits="1" number:grouping="true"/>
      <number:text>р. </number:text>
    </number:number-style>
    <number:number-style style:name="N8130P2" style:volatile="true" number:language="ru" number:country="RU">
      <number:text>-р. </number:text>
    </number:number-style>
    <number:text-style style:name="N8130" number:language="ru" number:country="R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3P0" style:volatile="true" number:language="ru" number:country="RU">
      <number:number number:decimal-places="2" number:min-integer-digits="1" number:grouping="true"/>
      <number:text>    </number:text>
    </number:number-style>
    <number:number-style style:name="N8133P1" style:volatile="true" number:language="ru" number:country="RU">
      <number:number number:decimal-places="2" number:min-integer-digits="1" number:grouping="true"/>
      <number:text>    </number:text>
    </number:number-style>
    <number:number-style style:name="N8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3" number:language="ru" number:country="RU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ru" number:country="RU">
      <number:number number:decimal-places="2" number:min-integer-digits="1" number:grouping="true"/>
      <number:text>р. </number:text>
    </number:number-style>
    <number:number-style style:name="N8136P1" style:volatile="true" number:language="ru" number:country="RU">
      <number:number number:decimal-places="2" number:min-integer-digits="1" number:grouping="true"/>
      <number:text>р.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14.05.2019</text:date>, <text:time>17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24:39.41</meta:creation-date>
    <dc:date>2019-05-14T17:21:27.88</dc:date>
    <meta:editing-duration>P8DT17H34M54S</meta:editing-duration>
    <meta:editing-cycles>50</meta:editing-cycles>
    <meta:generator>OpenOffice/4.1.4$Win32 OpenOffice.org_project/414m5$Build-9788</meta:generator>
    <meta:document-statistic meta:table-count="3" meta:cell-count="584" meta:object-count="0"/>
  </office:meta>
</office:document-meta>
</file>